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ent-style-name="UrbanBody">
      <style:text-properties officeooo:paragraph-rsid="001fec17"/>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035528512" text:id="ct94285035528512">
          <text:insertion>
            <office:change-info>
              <dc:creator>Gauthier Bastien</dc:creator>
              <dc:date>2011-09-09T11:31:00</dc:date>
            </office:change-info>
          </text:insertion>
        </text:changed-region>
        <text:changed-region xml:id="ct94285035523872" text:id="ct94285035523872">
          <text:insertion>
            <office:change-info>
              <dc:creator>Auteur inconnu</dc:creator>
              <dc:date>2011-03-31T13:08:00</dc:date>
            </office:change-info>
          </text:insertion>
        </text:changed-region>
        <text:changed-region xml:id="ct94285254173120" text:id="ct9428525417312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do text</text:p><text:p text:style-name="P5">from document(at=header, format='odt')</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P4"><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5">do text if not len(self.getApplicants()) &gt; 1 and not len(self.getParcels()) &gt; 1</text:p></office:annotation>propriétaire de la parcelle (terrain ou bâtiment), située:</text:p>
      <text:p text:style-name="UrbanBody"><office:annotation><dc:creator>Gauthier Bastien</dc:creator><dc:date>2011-02-21T10:12:18</dc:date><text:p text:style-name="P5">do text if not len(self.getApplicants()) &gt; 1 and len(self.getParcels()) &gt; 1</text:p></office:annotation>propriétaire des parcelles (terrain ou bâtiment), situées:</text:p>
      <text:p text:style-name="UrbanBody"><office:annotation><dc:creator>Gauthier Bastien</dc:creator><dc:date>2011-02-21T10:12:52</dc:date><text:p text:style-name="P5">do text if len(self.getApplicants()) &gt; 1 and not len(self.getParcels()) &gt; 1</text:p></office:annotation>propriétaires de la parcelle (terrain ou bâtiment), située:</text:p>
      <text:p text:style-name="UrbanBody"><office:annotation><dc:creator>Gauthier Bastien</dc:creator><dc:date>2011-02-21T10:13:04</dc:date><text:p text:style-name="P5">do text if len(self.getApplicants()) &gt; 1 and len(self.getParcels()) &gt; 1</text:p></office:annotation>propriétaires des parcelles (terrain ou bâtiment), situées:</text:p>
      <text:p text:style-name="UrbanBody"><office:annotation><dc:creator>Gauthier Bastien</dc:creator><dc:date>2011-02-21T10:13:40</dc:date><text:p text:style-name="P5">do text if not len(self.getParcels()) &gt; 1</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do text if len(self.getParcels()) &gt; 1</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5">do text if not len(self.getApplicants()) &gt; 1</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do text if len(self.getApplicants()) &gt; 1</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do text if not len(self.getApplicants()) &gt; 1</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do text if len(self.getApplicants()) &gt; 1</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do text if not len(self.getApplicants()) &gt; 1</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do text if len(self.getApplicants()) &gt; 1</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035528512"/>self.displayValue(self.getFoldermanagers()[0].Vocabulary('grade')[0], self.getFoldermanagers()[0].getGrade())<text:change-end text:change-id="ct94285035528512"/></text:p>
      <text:p text:style-name="UrbanBody"><text:tab/><text:tab/><text:tab/><text:tab/><text:tab/><text:tab/><text:tab/><text:change-start text:change-id="ct94285035523872"/>self.getFoldermanagers()[0].getName2()<text:change-end text:change-id="ct94285035523872"/> <text:change-start text:change-id="ct94285254173120"/>self.getFoldermanagers()[0].getName1()<text:change-end text:change-id="ct942852541731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45:16.685090368</dc:date>
    <dc:language>fr-FR</dc:language>
    <meta:editing-cycles>87</meta:editing-cycles>
    <meta:editing-duration>PT11H16M58S</meta:editing-duration>
    <meta:document-statistic meta:table-count="0" meta:image-count="0" meta:object-count="0" meta:page-count="2" meta:paragraph-count="23" meta:word-count="364" meta:character-count="2683" meta:non-whitespace-character-count="2349"/>
    <meta:user-defined meta:name="Info 1"/>
    <meta:user-defined meta:name="Info 2"/>
    <meta:user-defined meta:name="Info 3"/>
    <meta:user-defined meta:name="Info 4"/>
  </office:meta>
</office:document-meta>
</file>